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af836"/>
    </style:style>
    <style:style style:name="T1" style:family="text">
      <style:text-properties fo:font-weight="bold" officeooo:rsid="000af836"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eature scaling and linear regression</text:span></text:p>
      <text:p text:style-name="Text_20_body">Consider the model:</text:p>
      <text:p text:style-name="Text_20_body">y=β0+β1×1+β2×2+…+ϵy=β0+β1×1+β2×2+…+ϵ.</text:p>
      <text:p text:style-name="Text_20_body">The <text:a xlink:type="simple" xlink:href="http://en.wikipedia.org/wiki/Linear_regression#Least-squares_estimation_and_related_techniques" text:style-name="Internet_20_link" text:visited-style-name="Visited_20_Internet_20_Link">least-squares estimators</text:a> of β1,β2,…β1,β2,… are not affected by shifting. The reason is that these are the slopes of the fitting surface — how much the surface changes if you change x1,x2,…x1,x2,… one unit. This does not depend on location. The scaling doesn’t affect the estimators of the other slopes. Thus, scaling simply corresponds to scaling the corresponding slopes.</text:p>
      <text:p text:style-name="Text_20_body"><text:span text:style-name="Strong_20_Emphasis">To conclude, </text:span>technically, feature scaling does not make a difference in the regression, but it might give us some practical benefits and in further feature engineering steps.</text:p>
      <text:p text:style-name="Standard"/>
      <text:p text:style-name="Standard"><text:a xlink:type="simple" xlink:href="https://www.atoti.io/articles/when-to-perform-a-feature-scaling/" text:style-name="Internet_20_link" text:visited-style-name="Visited_20_Internet_20_Link">https://www.atoti.io/articles/when-to-perform-a-feature-scaling/</text:a></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4T15:39:37.892000000</meta:creation-date>
    <dc:date>2023-03-14T15:40:18.771000000</dc:date>
    <meta:editing-duration>PT41S</meta:editing-duration>
    <meta:editing-cycles>2</meta:editing-cycles>
    <meta:generator>LibreOffice/7.4.0.3$Windows_X86_64 LibreOffice_project/f85e47c08ddd19c015c0114a68350214f7066f5a</meta:generator>
    <meta:document-statistic meta:table-count="0" meta:image-count="0" meta:object-count="0" meta:page-count="1" meta:paragraph-count="6" meta:word-count="95" meta:character-count="707" meta:non-whitespace-character-count="617"/>
  </office:meta>
</office:document-meta>
</file>